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14.101cm" fo:min-width="26.043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1.103cm" fo:min-width="3.741cm" draw:shadow="visible" draw:shadow-offset-x="0.102cm" draw:shadow-offset-y="0.102cm"/>
    </style:style>
    <style:style style:name="gr3" style:family="graphic" style:parent-style-name="standard">
      <style:graphic-properties svg:stroke-color="#000000" draw:fill-color="#999999" draw:textarea-horizontal-align="justify" draw:textarea-vertical-align="middle" draw:auto-grow-height="false" fo:min-height="1.528cm" fo:min-width="3.437cm" draw:shadow="visible" draw:shadow-offset-x="0.102cm" draw:shadow-offset-y="0.102cm"/>
    </style:style>
    <style:style style:name="gr4" style:family="graphic" style:parent-style-name="standard">
      <style:graphic-properties svg:stroke-color="#000000" draw:fill-color="#b2b2b2" draw:textarea-horizontal-align="justify" draw:textarea-vertical-align="middle" draw:auto-grow-height="false" fo:min-height="1.528cm" fo:min-width="3.437cm" draw:shadow="visible" draw:shadow-offset-x="0.102cm" draw:shadow-offset-y="0.102cm"/>
    </style:style>
    <style:style style:name="gr5" style:family="graphic" style:parent-style-name="standard">
      <style:graphic-properties svg:stroke-color="#000000" draw:fill-color="#cccccc" draw:textarea-horizontal-align="justify" draw:textarea-vertical-align="middle" draw:auto-grow-height="false" fo:min-height="1.528cm" fo:min-width="3.437cm" draw:shadow="visible" draw:shadow-offset-x="0.102cm" draw:shadow-offset-y="0.102cm"/>
    </style:style>
    <style:style style:name="gr6" style:family="graphic" style:parent-style-name="standard">
      <style:graphic-properties svg:stroke-color="#000000" draw:fill-color="#dddddd" draw:textarea-horizontal-align="justify" draw:textarea-vertical-align="middle" draw:auto-grow-height="false" fo:min-height="1.528cm" fo:min-width="3.437cm" draw:shadow="visible" draw:shadow-offset-x="0.102cm" draw:shadow-offset-y="0.102cm"/>
    </style:style>
    <style:style style:name="gr7" style:family="graphic" style:parent-style-name="standard">
      <style:graphic-properties svg:stroke-color="#000000" draw:fill-color="#eeeeee" draw:textarea-horizontal-align="justify" draw:textarea-vertical-align="middle" draw:auto-grow-height="false" fo:min-height="1.528cm" fo:min-width="3.437cm" draw:shadow="visible" draw:shadow-offset-x="0.102cm" draw:shadow-offset-y="0.102cm"/>
    </style:style>
    <style:style style:name="gr8" style:family="graphic" style:parent-style-name="standard">
      <style:graphic-properties draw:stroke="none" svg:stroke-color="#000000" draw:fill="none" draw:fill-color="#ffffff" fo:min-height="1.03cm"/>
    </style:style>
    <style:style style:name="gr9" style:family="graphic" style:parent-style-name="standard">
      <style:graphic-properties draw:stroke="none" svg:stroke-color="#000000" draw:fill="none" draw:fill-color="#ffffff" fo:min-height="1.147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999999"/>
      <style:paragraph-properties fo:text-align="center"/>
      <style:text-properties fo:color="#ffffff" fo:font-size="14pt" style:font-size-asian="18pt" style:font-size-complex="18pt"/>
    </style:style>
    <style:style style:name="P5" style:family="paragraph">
      <loext:graphic-properties draw:fill-color="#b2b2b2"/>
      <style:paragraph-properties fo:text-align="center"/>
      <style:text-properties fo:color="#ffffff" fo:font-size="14pt" style:font-size-asian="18pt" style:font-size-complex="18pt"/>
    </style:style>
    <style:style style:name="P6" style:family="paragraph">
      <loext:graphic-properties draw:fill-color="#cccccc"/>
      <style:paragraph-properties fo:text-align="center"/>
      <style:text-properties fo:color="#ffffff" fo:font-size="14pt" style:font-size-asian="18pt" style:font-size-complex="18pt"/>
    </style:style>
    <style:style style:name="P7" style:family="paragraph">
      <loext:graphic-properties draw:fill-color="#dddddd"/>
      <style:paragraph-properties fo:text-align="center"/>
      <style:text-properties fo:font-size="14pt" style:font-size-asian="18pt" style:font-size-complex="18pt"/>
    </style:style>
    <style:style style:name="P8" style:family="paragraph">
      <loext:graphic-properties draw:fill-color="#eeeeee"/>
      <style:paragraph-properties fo:text-align="center"/>
      <style:text-properties fo:font-size="14pt" style:font-size-asian="18pt" style:font-size-complex="18pt"/>
    </style:style>
    <style:style style:name="P9" style:family="paragraph">
      <loext:graphic-properties draw:fill="none" draw:fill-color="#ffffff"/>
      <style:text-properties fo:font-size="14pt" style:font-size-asian="18pt" style:font-size-complex="18pt"/>
    </style:style>
    <style:style style:name="P10" style:family="paragraph">
      <loext:graphic-properties draw:fill="none" draw:fill-color="#ffffff"/>
    </style:style>
    <style:style style:name="T1" style:family="text">
      <style:text-properties fo:color="#ffffff" fo:font-size="14pt" style:font-size-asian="18pt" style:font-size-complex="18pt"/>
    </style:style>
    <style:style style:name="T2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.543cm" svg:height="14.351cm" svg:x="1.508cm" svg:y="3.413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4.699cm" svg:height="11.811cm" svg:x="1.889cm" svg:y="3.85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draw:layer="layout" svg:width="3.937cm" svg:height="1.778cm" svg:x="2.27cm" svg:y="4.361cm">
            <text:p text:style-name="P3"><text:span text:style-name="T1">Cluster </text:span></text:p>
            <text:p text:style-name="P3"><text:span text:style-name="T1">Manager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3.937cm" svg:height="1.778cm" svg:x="2.27cm" svg:y="6.393cm">
            <text:p text:style-name="P3"><text:span text:style-name="T1">Data </text:span></text:p>
            <text:p text:style-name="P3"><text:span text:style-name="T1">Servic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3.937cm" svg:height="1.778cm" svg:x="2.27cm" svg:y="8.425cm">
            <text:p text:style-name="P3"><text:span text:style-name="T1">Index </text:span></text:p>
            <text:p text:style-name="P3"><text:span text:style-name="T1">Service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3.937cm" svg:height="1.778cm" svg:x="2.27cm" svg:y="10.584cm">
            <text:p text:style-name="P3"><text:span text:style-name="T2">Query </text:span></text:p>
            <text:p text:style-name="P3"><text:span text:style-name="T2">Servic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3.937cm" svg:height="1.778cm" svg:x="2.27cm" svg:y="12.616cm">
            <text:p text:style-name="P3"><text:span text:style-name="T2">Search </text:span></text:p>
            <text:p text:style-name="P3"><text:span text:style-name="T2">Service</text:span></text:p>
            <draw:enhanced-geometry svg:viewBox="0 0 21600 21600" draw:type="rectangle" draw:enhanced-path="M 0 0 L 21600 0 21600 21600 0 21600 0 0 Z N"/>
          </draw:custom-shape>
          <draw:frame draw:style-name="gr8" draw:text-style-name="P9" draw:layer="layout" svg:width="2.159cm" svg:height="1.28cm" svg:x="3.286cm" svg:y="14.706cm">
            <draw:text-box>
              <text:p><text:span text:style-name="T2">Node 1</text:span></text:p>
            </draw:text-box>
          </draw:frame>
        </draw:g>
        <draw:g>
          <draw:custom-shape draw:style-name="gr2" draw:text-style-name="P2" draw:layer="layout" svg:width="4.699cm" svg:height="11.811cm" svg:x="7.154cm" svg:y="3.85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draw:layer="layout" svg:width="3.937cm" svg:height="1.778cm" svg:x="7.535cm" svg:y="4.361cm">
            <text:p text:style-name="P3"><text:span text:style-name="T1">Cluster </text:span></text:p>
            <text:p text:style-name="P3"><text:span text:style-name="T1">Manager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3.937cm" svg:height="1.778cm" svg:x="7.535cm" svg:y="6.393cm">
            <text:p text:style-name="P3"><text:span text:style-name="T1">Data </text:span></text:p>
            <text:p text:style-name="P3"><text:span text:style-name="T1">Servic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3.937cm" svg:height="1.778cm" svg:x="7.535cm" svg:y="8.425cm">
            <text:p text:style-name="P3"><text:span text:style-name="T1">Index </text:span></text:p>
            <text:p text:style-name="P3"><text:span text:style-name="T1">Service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3.937cm" svg:height="1.778cm" svg:x="7.535cm" svg:y="10.584cm">
            <text:p text:style-name="P3"><text:span text:style-name="T2">Query </text:span></text:p>
            <text:p text:style-name="P3"><text:span text:style-name="T2">Servic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3.937cm" svg:height="1.778cm" svg:x="7.535cm" svg:y="12.616cm">
            <text:p text:style-name="P3"><text:span text:style-name="T2">Search </text:span></text:p>
            <text:p text:style-name="P3"><text:span text:style-name="T2">Service</text:span></text:p>
            <draw:enhanced-geometry svg:viewBox="0 0 21600 21600" draw:type="rectangle" draw:enhanced-path="M 0 0 L 21600 0 21600 21600 0 21600 0 0 Z N"/>
          </draw:custom-shape>
          <draw:frame draw:style-name="gr8" draw:text-style-name="P9" draw:layer="layout" svg:width="2.159cm" svg:height="1.28cm" svg:x="8.551cm" svg:y="14.706cm">
            <draw:text-box>
              <text:p><text:span text:style-name="T2">Node 2</text:span></text:p>
            </draw:text-box>
          </draw:frame>
        </draw:g>
        <draw:g>
          <draw:custom-shape draw:style-name="gr2" draw:text-style-name="P2" draw:layer="layout" svg:width="4.699cm" svg:height="11.811cm" svg:x="12.419cm" svg:y="3.85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draw:layer="layout" svg:width="3.937cm" svg:height="1.778cm" svg:x="12.8cm" svg:y="4.361cm">
            <text:p text:style-name="P3"><text:span text:style-name="T1">Cluster </text:span></text:p>
            <text:p text:style-name="P3"><text:span text:style-name="T1">Manager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3.937cm" svg:height="1.778cm" svg:x="12.8cm" svg:y="6.393cm">
            <text:p text:style-name="P3"><text:span text:style-name="T1">Data </text:span></text:p>
            <text:p text:style-name="P3"><text:span text:style-name="T1">Servic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3.937cm" svg:height="1.778cm" svg:x="12.8cm" svg:y="8.425cm">
            <text:p text:style-name="P3"><text:span text:style-name="T1">Index </text:span></text:p>
            <text:p text:style-name="P3"><text:span text:style-name="T1">Service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3.937cm" svg:height="1.778cm" svg:x="12.8cm" svg:y="10.584cm">
            <text:p text:style-name="P3"><text:span text:style-name="T2">Query </text:span></text:p>
            <text:p text:style-name="P3"><text:span text:style-name="T2">Servic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3.937cm" svg:height="1.778cm" svg:x="12.8cm" svg:y="12.616cm">
            <text:p text:style-name="P3"><text:span text:style-name="T2">Search </text:span></text:p>
            <text:p text:style-name="P3"><text:span text:style-name="T2">Service</text:span></text:p>
            <draw:enhanced-geometry svg:viewBox="0 0 21600 21600" draw:type="rectangle" draw:enhanced-path="M 0 0 L 21600 0 21600 21600 0 21600 0 0 Z N"/>
          </draw:custom-shape>
          <draw:frame draw:style-name="gr8" draw:text-style-name="P9" draw:layer="layout" svg:width="2.159cm" svg:height="1.28cm" svg:x="13.816cm" svg:y="14.706cm">
            <draw:text-box>
              <text:p><text:span text:style-name="T2">Node 3</text:span></text:p>
            </draw:text-box>
          </draw:frame>
        </draw:g>
        <draw:g>
          <draw:custom-shape draw:style-name="gr2" draw:text-style-name="P2" draw:layer="layout" svg:width="4.699cm" svg:height="11.811cm" svg:x="17.684cm" svg:y="3.85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draw:layer="layout" svg:width="3.937cm" svg:height="1.778cm" svg:x="18.065cm" svg:y="4.361cm">
            <text:p text:style-name="P3"><text:span text:style-name="T1">Cluster </text:span></text:p>
            <text:p text:style-name="P3"><text:span text:style-name="T1">Manager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3.937cm" svg:height="1.778cm" svg:x="18.065cm" svg:y="6.393cm">
            <text:p text:style-name="P3"><text:span text:style-name="T1">Data </text:span></text:p>
            <text:p text:style-name="P3"><text:span text:style-name="T1">Servic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3.937cm" svg:height="1.778cm" svg:x="18.065cm" svg:y="8.425cm">
            <text:p text:style-name="P3"><text:span text:style-name="T1">Index </text:span></text:p>
            <text:p text:style-name="P3"><text:span text:style-name="T1">Service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3.937cm" svg:height="1.778cm" svg:x="18.065cm" svg:y="10.584cm">
            <text:p text:style-name="P3"><text:span text:style-name="T2">Query </text:span></text:p>
            <text:p text:style-name="P3"><text:span text:style-name="T2">Servic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3.937cm" svg:height="1.778cm" svg:x="18.065cm" svg:y="12.616cm">
            <text:p text:style-name="P3"><text:span text:style-name="T2">Search </text:span></text:p>
            <text:p text:style-name="P3"><text:span text:style-name="T2">Service</text:span></text:p>
            <draw:enhanced-geometry svg:viewBox="0 0 21600 21600" draw:type="rectangle" draw:enhanced-path="M 0 0 L 21600 0 21600 21600 0 21600 0 0 Z N"/>
          </draw:custom-shape>
          <draw:frame draw:style-name="gr8" draw:text-style-name="P9" draw:layer="layout" svg:width="2.159cm" svg:height="1.28cm" svg:x="19.081cm" svg:y="14.706cm">
            <draw:text-box>
              <text:p><text:span text:style-name="T2">Node 4</text:span></text:p>
            </draw:text-box>
          </draw:frame>
        </draw:g>
        <draw:g>
          <draw:custom-shape draw:style-name="gr2" draw:text-style-name="P2" draw:layer="layout" svg:width="4.699cm" svg:height="11.811cm" svg:x="22.844cm" svg:y="3.85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draw:layer="layout" svg:width="3.937cm" svg:height="1.778cm" svg:x="23.225cm" svg:y="4.361cm">
            <text:p text:style-name="P3"><text:span text:style-name="T1">Cluster </text:span></text:p>
            <text:p text:style-name="P3"><text:span text:style-name="T1">Manager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3.937cm" svg:height="1.778cm" svg:x="23.225cm" svg:y="6.393cm">
            <text:p text:style-name="P3"><text:span text:style-name="T1">Data </text:span></text:p>
            <text:p text:style-name="P3"><text:span text:style-name="T1">Servic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3.937cm" svg:height="1.778cm" svg:x="23.225cm" svg:y="8.425cm">
            <text:p text:style-name="P3"><text:span text:style-name="T1">Index </text:span></text:p>
            <text:p text:style-name="P3"><text:span text:style-name="T1">Service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3.937cm" svg:height="1.778cm" svg:x="23.225cm" svg:y="10.584cm">
            <text:p text:style-name="P3"><text:span text:style-name="T2">Query </text:span></text:p>
            <text:p text:style-name="P3"><text:span text:style-name="T2">Servic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3.937cm" svg:height="1.778cm" svg:x="23.225cm" svg:y="12.616cm">
            <text:p text:style-name="P3"><text:span text:style-name="T2">Search </text:span></text:p>
            <text:p text:style-name="P3"><text:span text:style-name="T2">Service</text:span></text:p>
            <draw:enhanced-geometry svg:viewBox="0 0 21600 21600" draw:type="rectangle" draw:enhanced-path="M 0 0 L 21600 0 21600 21600 0 21600 0 0 Z N"/>
          </draw:custom-shape>
          <draw:frame draw:style-name="gr8" draw:text-style-name="P9" draw:layer="layout" svg:width="2.159cm" svg:height="1.28cm" svg:x="24.241cm" svg:y="14.706cm">
            <draw:text-box>
              <text:p><text:span text:style-name="T2">Node 5</text:span></text:p>
            </draw:text-box>
          </draw:frame>
        </draw:g>
        <draw:frame draw:style-name="gr9" draw:text-style-name="P10" draw:layer="layout" svg:width="17.272cm" svg:height="1.397cm" svg:x="6.969cm" svg:y="16.24cm">
          <draw:text-box>
            <text:p>Example: Couchbase Server-Cluster for Developmen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8-04-25T12:10:04.240309000</meta:creation-date>
    <dc:date>2018-05-18T15:26:53.091080000</dc:date>
    <meta:editing-duration>P21DT4H20M4S</meta:editing-duration>
    <meta:editing-cycles>4</meta:editing-cycles>
    <meta:generator>LibreOffice/6.3.2.2$MacOSX_X86_64 LibreOffice_project/98b30e735bda24bc04ab42594c85f7fd8be07b9c</meta:generator>
    <meta:document-statistic meta:object-count="42"/>
  </office:meta>
</office:document-meta>
</file>